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9-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SHAPHAT THE FAULTED KING (19:1-3; 20:35-3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HOSHAPHAT THE FAULTED KING (19:1-3; 20:35-3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military alliance (19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merchant ships (20:35-3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HRONICLES 19-20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HOSHAPHAT THE FAULTED KING (19:1-3; 20:35-3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HOSHAPHAT THE FRUITFUL KING (19:4-11; 20:31-34): Jehoshaphat pleases the Lord by most of his actions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HOSHAPHAT THE FRUITFUL KING (19:4-11; 20:31-34): Jehoshaphat pleases the Lord by most of his actions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appointments (19:4-1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actions (20:31-3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HRONICLES 19-20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HOSHAPHAT THE FAULTED KING (19:1-3; 20:35-37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HOSHAPHAT THE FRUITFUL KING (19:4-11; 20:31-34): Jehoshaphat pleases the Lord by most of his actions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EHOSHAPHAT THE FRIGHTENED KING (20:1-12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HOSHAPHAT THE FRIGHTENED KING (20:1-12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source of his fear (20:1-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olution to his fear (20:3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solution to his fear (20:3-12)<text:s text:c="1"/></text:span><text:span text:style-name="a520" text:class-names=""/></text:p>
          </draw:text-box>
          <svg:title/>
          <svg:desc/>
        </draw:frame>
        <draw:frame draw:id="id96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king proclaims a public fast (20:3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king prays a public prayer (20:4-12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8" draw:style-name="a533" draw:master-page-name="Master1-Layout12-tx-Title-and-Text" presentation:presentation-page-layout-name="Master1-PPL12" draw:id="Slide-263">
        <draw:frame draw:id="id97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king prays a public prayer (20:4-12).<text:s text:c="1"/></text:span><text:span text:style-name="a535" text:class-names=""/></text:p>
          </draw:text-box>
          <svg:title/>
          <svg:desc/>
        </draw:frame>
        <draw:frame draw:id="id98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location of the prayer (20:4-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language of the prayer (20:6-12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9" draw:style-name="a548" draw:master-page-name="Master1-Layout12-tx-Title-and-Text" presentation:presentation-page-layout-name="Master1-PPL12" draw:id="Slide-264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language of the prayer (20:6-12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review (20:6-9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equest (20:10-12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king prays a public prayer (20:4-12).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location of the prayer (20:4-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language of the prayer (20:6-1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solution to his fear (20:3-12)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king proclaims a public fast (20:3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king prays a public prayer (20:4-12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JEHOSHAPHAT THE FRIGHTENED KING (20:1-12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source of his fear (20:1-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solution to his fear (20:3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2 CHRONICLES 19-20<text:s text:c="1"/></text:span><text:span text:style-name="a610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JEHOSHAPHAT THE FAULTED KING (19:1-3; 20:35-37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JEHOSHAPHAT THE FRUITFUL KING (19:4-11; 20:31-34): Jehoshaphat pleases the Lord by most of his actions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JEHOSHAPHAT THE FRIGHTENED KING (20:1-12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JEHOSHAPHAT THE FAVORED KING (20:13-30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JEHOSHAPHAT THE FAVORED KING (20:13-30):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prophecy (20:13-1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praise (20:18-19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power of the Lord (20:20-3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power of the Lord (20:20-30)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choir (20:20-22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nquest (20:23-25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conclusion (20:26-30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6" draw:style-name="a665" draw:master-page-name="Master1-Layout12-tx-Title-and-Text" presentation:presentation-page-layout-name="Master1-PPL12" draw:id="Slide-271">
        <draw:frame draw:id="id113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JEHOSHAPHAT THE FAVORED KING (20:13-30):<text:s text:c="1"/></text:span><text:span text:style-name="a667" text:class-names=""/></text:p>
          </draw:text-box>
          <svg:title/>
          <svg:desc/>
        </draw:frame>
        <draw:frame draw:id="id114" presentation:style-name="a682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prophecy (20:13-17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praise (20:18-1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ower of the Lord (20:20-30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7" draw:style-name="a683" draw:master-page-name="Master1-Layout12-tx-Title-and-Text" presentation:presentation-page-layout-name="Master1-PPL12" draw:id="Slide-272">
        <draw:frame draw:id="id115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2 CHRONICLES 19-20<text:s text:c="1"/></text:span><text:span text:style-name="a685" text:class-names=""/></text:p>
          </draw:text-box>
          <svg:title/>
          <svg:desc/>
        </draw:frame>
        <draw:frame draw:id="id116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JEHOSHAPHAT THE FAULTED KING (19:1-3; 20:35-37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JEHOSHAPHAT THE FRUITFUL KING (19:4-11; 20:31-34): Jehoshaphat pleases the Lord by most of his actions.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JEHOSHAPHAT THE FRIGHTENED KING (20:1-12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JEHOSHAPHAT THE FAVORED KING (20:13-30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9-20 </dc:title>
    <meta:initial-creator>David STRICKLAND</meta:initial-creator>
    <dc:creator>David STRICKLAND</dc:creator>
    <meta:creation-date>2020-02-22T19:24:23Z</meta:creation-date>
    <dc:date>2020-02-22T19:24:23Z</dc:date>
    <meta:template xlink:href="BibleStudy" xlink:type="simple"/>
    <meta:editing-cycles>1</meta:editing-cycles>
    <meta:editing-duration>PT0S</meta:editing-duration>
    <meta:document-statistic meta:paragraph-count="58" meta:word-count="493"/>
  </office:meta>
</office:document-meta>
</file>